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81cm" svg:stroke-color="#808080" draw:marker-start-width="0.321cm" draw:marker-end-width="0.321cm" draw:stroke-linejoin="round" svg:stroke-linecap="round" draw:fill-color="#ffff99" draw:textarea-horizontal-align="justify" draw:textarea-vertical-align="middle" draw:auto-grow-height="false" fo:min-height="0cm" fo:min-width="0cm" fo:padding-top="0.165cm" fo:padding-bottom="0.165cm" fo:padding-left="0.29cm" fo:padding-right="0.29cm"/>
    </style:style>
    <style:style style:name="gr2" style:family="graphic" style:parent-style-name="standard">
      <style:graphic-properties svg:stroke-width="0.081cm" svg:stroke-color="#808080" draw:marker-start-width="0.321cm" draw:marker-end-width="0.321cm" draw:stroke-linejoin="round" svg:stroke-linecap="round" draw:fill-color="#ff99ff" draw:textarea-horizontal-align="justify" draw:textarea-vertical-align="middle" draw:auto-grow-height="false" fo:min-height="0cm" fo:min-width="0cm" fo:padding-top="0.165cm" fo:padding-bottom="0.165cm" fo:padding-left="0.29cm" fo:padding-right="0.29cm"/>
    </style:style>
    <style:style style:name="gr3" style:family="graphic" style:parent-style-name="standard">
      <style:graphic-properties svg:stroke-width="0.081cm" svg:stroke-color="#808080" draw:marker-start-width="0.321cm" draw:marker-end-width="0.321cm" draw:stroke-linejoin="round" svg:stroke-linecap="round" draw:fill-color="#99ff99" draw:textarea-horizontal-align="justify" draw:textarea-vertical-align="middle" draw:auto-grow-height="false" fo:min-height="0cm" fo:min-width="0cm" fo:padding-top="0.165cm" fo:padding-bottom="0.165cm" fo:padding-left="0.29cm" fo:padding-right="0.29cm"/>
    </style:style>
    <style:style style:name="gr4" style:family="graphic" style:parent-style-name="standard">
      <style:graphic-properties svg:stroke-width="0.081cm" svg:stroke-color="#808080" draw:marker-start-width="0.321cm" draw:marker-end-width="0.321cm" draw:stroke-linejoin="round" svg:stroke-linecap="round" draw:fill-color="#99ff66" draw:textarea-horizontal-align="justify" draw:textarea-vertical-align="middle" draw:auto-grow-height="false" fo:min-height="0cm" fo:min-width="0cm" fo:padding-top="0.165cm" fo:padding-bottom="0.165cm" fo:padding-left="0.29cm" fo:padding-right="0.29cm"/>
    </style:style>
    <style:style style:name="gr5" style:family="graphic" style:parent-style-name="standard">
      <style:graphic-properties draw:stroke="solid" svg:stroke-width="0.081cm" draw:marker-start-width="0.321cm" draw:marker-end-width="0.321cm" draw:textarea-horizontal-align="center" draw:textarea-vertical-align="bottom" draw:auto-grow-height="false" draw:fit-to-contour="false" fo:min-height="0cm" fo:min-width="0cm" fo:padding-top="0.04cm" fo:padding-bottom="0.04cm" fo:padding-left="0.04cm" fo:padding-right="0.04cm"/>
    </style:style>
    <style:style style:name="gr6" style:family="graphic" style:parent-style-name="standard">
      <style:graphic-properties svg:stroke-width="0.081cm" svg:stroke-color="#808080" draw:marker-start-width="0.321cm" draw:marker-end-width="0.321cm" draw:stroke-linejoin="round" svg:stroke-linecap="round" draw:fill-color="#ffcc99" draw:textarea-horizontal-align="justify" draw:textarea-vertical-align="middle" draw:auto-grow-height="false" fo:min-height="0cm" fo:min-width="0cm" fo:padding-top="0.165cm" fo:padding-bottom="0.165cm" fo:padding-left="0.29cm" fo:padding-right="0.29cm"/>
    </style:style>
    <style:style style:name="gr7" style:family="graphic" style:parent-style-name="standard">
      <style:graphic-properties svg:stroke-width="0.081cm" svg:stroke-color="#808080" draw:marker-start-width="0.321cm" draw:marker-end-width="0.321cm" draw:stroke-linejoin="round" svg:stroke-linecap="round" draw:fill-color="#66ccff" draw:textarea-horizontal-align="justify" draw:textarea-vertical-align="middle" draw:auto-grow-height="false" fo:min-height="0cm" fo:min-width="0cm" fo:padding-top="0.165cm" fo:padding-bottom="0.165cm" fo:padding-left="0.29cm" fo:padding-right="0.29cm"/>
    </style:style>
    <style:style style:name="gr8" style:family="graphic" style:parent-style-name="standard">
      <style:graphic-properties svg:stroke-width="0.081cm" svg:stroke-color="#808080" draw:marker-start-width="0.321cm" draw:marker-end-width="0.321cm" draw:stroke-linejoin="round" svg:stroke-linecap="round" draw:fill-color="#ff9999" draw:textarea-horizontal-align="justify" draw:textarea-vertical-align="middle" draw:auto-grow-height="false" fo:min-height="0cm" fo:min-width="0cm" fo:padding-top="0.165cm" fo:padding-bottom="0.165cm" fo:padding-left="0.29cm" fo:padding-right="0.29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objectwithoutfill">
      <style:graphic-properties svg:stroke-color="#ff6600" draw:marker-end="Arrow" draw:marker-end-width="0.3cm" draw:fill="none" draw:textarea-vertical-align="middle"/>
    </style:style>
    <style:style style:name="gr11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12" style:family="graphic" style:parent-style-name="standard">
      <style:graphic-properties svg:stroke-width="0.081cm" svg:stroke-color="#808080" draw:marker-start-width="0.321cm" draw:marker-end-width="0.321cm" draw:stroke-linejoin="round" svg:stroke-linecap="round" draw:fill-color="#cc99ff" draw:textarea-horizontal-align="justify" draw:textarea-vertical-align="middle" draw:auto-grow-height="false" fo:min-height="0cm" fo:min-width="0cm" fo:padding-top="0.165cm" fo:padding-bottom="0.165cm" fo:padding-left="0.29cm" fo:padding-right="0.29cm"/>
    </style:style>
    <style:style style:name="gr13" style:family="graphic" style:parent-style-name="objectwithoutfill">
      <style:graphic-properties svg:stroke-width="0.028cm" svg:stroke-color="#9900ff" draw:marker-start-width="0.242cm" draw:marker-end="Arrow" draw:marker-end-width="0.342cm" draw:fill="none" draw:textarea-vertical-align="middle" fo:padding-top="0.139cm" fo:padding-bottom="0.139cm" fo:padding-left="0.264cm" fo:padding-right="0.264cm"/>
    </style:style>
    <style:style style:name="gr14" style:family="graphic" style:parent-style-name="standard">
      <style:graphic-properties svg:stroke-width="0.018cm" svg:stroke-color="#9900ff" draw:marker-start-width="0.227cm" draw:marker-end-width="0.227cm" draw:fill-color="#cc99ff" draw:textarea-vertical-align="middle" fo:padding-top="0.134cm" fo:padding-bottom="0.134cm" fo:padding-left="0.259cm" fo:padding-right="0.259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6" style:family="graphic" style:parent-style-name="standard">
      <style:graphic-properties svg:stroke-width="0.081cm" svg:stroke-color="#808080" draw:marker-start-width="0.321cm" draw:marker-end-width="0.321cm" draw:stroke-linejoin="round" svg:stroke-linecap="round" draw:fill-color="#cccccc" draw:textarea-horizontal-align="justify" draw:textarea-vertical-align="middle" draw:auto-grow-height="false" fo:min-height="0cm" fo:min-width="0cm" fo:padding-top="0.165cm" fo:padding-bottom="0.165cm" fo:padding-left="0.29cm" fo:padding-right="0.29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705cm" svg:height="4.705cm" svg:x="18.9cm" svg:y="13.144cm">
          <text:p text:style-name="P1">Matrix Multiplier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2" draw:text-style-name="P1" xml:id="id3" draw:id="id3" draw:layer="layout" svg:width="4.705cm" svg:height="4.705cm" svg:x="9.03cm" svg:y="13.186cm">
          <text:p text:style-name="P1">Register File A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3" draw:text-style-name="P1" xml:id="id4" draw:id="id4" draw:layer="layout" svg:width="4.705cm" svg:height="4.705cm" svg:x="18.907cm" svg:y="3.515cm">
          <text:p text:style-name="P1">Register File B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4" draw:text-style-name="P1" draw:layer="layout" svg:width="4.705cm" svg:height="1.317cm" svg:x="18.9cm" svg:y="11.05cm">
          <text:p text:style-name="P1">Buffer B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2" draw:text-style-name="P1" draw:layer="layout" svg:width="4.705cm" svg:height="1.317cm" draw:transform="rotate (-1.57079632679579) translate (18.123cm 13.144cm)">
          <text:p text:style-name="P1">Buffer A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polygon draw:style-name="gr5" draw:text-style-name="P1" xml:id="id5" draw:id="id5" draw:layer="layout" svg:width="5.081cm" svg:height="4.987cm" svg:x="20.523cm" svg:y="14.861cm" svg:viewBox="0 0 5082 4988" draw:points="3764,4988 0,4988 0,3670 3764,3670 3764,0 5082,0 5082,4988 4894,4988">
          <text:p text:style-name="P1">Matrix Out Buffer</text:p>
        </draw:polygon>
        <draw:custom-shape draw:style-name="gr3" draw:text-style-name="P1" xml:id="id2" draw:id="id2" draw:layer="layout" svg:width="9.144cm" svg:height="9.144cm" svg:x="7.985cm" svg:y="2.27cm">
          <text:p text:style-name="P1">Memory</text:p>
          <text:p text:style-name="P1">File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6" draw:text-style-name="P1" draw:layer="layout" svg:width="3.81cm" svg:height="1.317cm" svg:x="1.602cm" svg:y="2.022cm">
          <text:p text:style-name="P1">PC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7" draw:text-style-name="P1" draw:layer="layout" svg:width="3.81cm" svg:height="9.271cm" svg:x="1.602cm" svg:y="4.863cm">
          <text:p text:style-name="P1">Instruction</text:p>
          <text:p text:style-name="P1">Memory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8" draw:text-style-name="P1" xml:id="id1" draw:id="id1" draw:layer="layout" svg:width="3.81cm" svg:height="1.321cm" svg:x="1.602cm" svg:y="15.404cm">
          <text:p text:style-name="P1">Instruction</text:p>
          <text:p text:style-name="P1">Decoder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line draw:style-name="gr9" draw:text-style-name="P1" draw:layer="layout" svg:x1="21.287cm" svg:y1="10.324cm" svg:x2="21.287cm" svg:y2="11.086cm">
          <text:p/>
        </draw:line>
        <draw:line draw:style-name="gr9" draw:text-style-name="P1" draw:layer="layout" svg:x1="21.287cm" svg:y1="12.356cm" svg:x2="21.287cm" svg:y2="13.118cm">
          <text:p/>
        </draw:line>
        <draw:line draw:style-name="gr9" draw:text-style-name="P1" draw:layer="layout" svg:x1="15.953cm" svg:y1="15.531cm" svg:x2="16.842cm" svg:y2="15.531cm">
          <text:p/>
        </draw:line>
        <draw:line draw:style-name="gr9" draw:text-style-name="P1" draw:layer="layout" svg:x1="18.112cm" svg:y1="15.531cm" svg:x2="18.874cm" svg:y2="15.531cm">
          <text:p/>
        </draw:line>
        <draw:line draw:style-name="gr9" draw:text-style-name="P1" draw:layer="layout" svg:x1="23.7cm" svg:y1="17.944cm" svg:x2="24.208cm" svg:y2="18.452cm">
          <text:p/>
        </draw:line>
        <draw:line draw:style-name="gr9" draw:text-style-name="P1" draw:layer="layout" svg:x1="3.507cm" svg:y1="3.339cm" svg:x2="3.507cm" svg:y2="4.863cm">
          <text:p/>
        </draw:line>
        <draw:line draw:style-name="gr9" draw:text-style-name="P1" draw:layer="layout" svg:x1="3.507cm" svg:y1="14.134cm" svg:x2="3.507cm" svg:y2="15.404cm">
          <text:p/>
        </draw:line>
        <draw:connector draw:style-name="gr10" draw:text-style-name="P1" draw:layer="layout" svg:x1="5.412cm" svg:y1="16.065cm" svg:x2="7.985cm" svg:y2="6.842cm" draw:start-shape="id1" draw:start-glue-point="7" draw:end-shape="id2" svg:d="M5412 16065h1287v-9223h1286">
          <text:p/>
        </draw:connector>
        <draw:connector draw:style-name="gr10" draw:text-style-name="P1" draw:layer="layout" svg:x1="5.412cm" svg:y1="16.065cm" svg:x2="9.03cm" svg:y2="15.539cm" draw:start-shape="id1" draw:start-glue-point="7" draw:end-shape="id3" draw:end-glue-point="5" svg:d="M5412 16065h1809v-526h1809">
          <text:p/>
        </draw:connector>
        <draw:connector draw:style-name="gr11" draw:text-style-name="P1" draw:layer="layout" svg:x1="11.383cm" svg:y1="13.186cm" svg:x2="12.557cm" svg:y2="11.414cm" draw:start-shape="id3" draw:start-glue-point="4" draw:end-shape="id2" draw:end-glue-point="6" svg:d="M11383 13186v-886h1174v-886">
          <text:p/>
        </draw:connector>
        <draw:connector draw:style-name="gr11" draw:text-style-name="P1" draw:layer="layout" svg:x1="18.907cm" svg:y1="5.868cm" svg:x2="17.129cm" svg:y2="6.842cm" draw:start-shape="id4" draw:start-glue-point="5" draw:end-shape="id2" draw:end-glue-point="7" svg:d="M18907 5868h-889v974h-889">
          <text:p/>
        </draw:connector>
        <draw:connector draw:style-name="gr9" draw:text-style-name="P1" draw:layer="layout" svg:x1="23.064cm" svg:y1="19.849cm" svg:x2="11.383cm" svg:y2="17.891cm" draw:start-shape="id5" draw:start-glue-point="2" draw:end-shape="id3" draw:end-glue-point="6" svg:d="M23064 19849v541h-11681v-2499">
          <text:p/>
        </draw:connector>
        <draw:connector draw:style-name="gr9" draw:text-style-name="P1" draw:layer="layout" svg:x1="25.605cm" svg:y1="17.355cm" svg:x2="23.612cm" svg:y2="5.868cm" draw:start-shape="id5" draw:start-glue-point="1" draw:end-shape="id4" draw:end-glue-point="7" svg:d="M25605 17355h541v-11487h-2534">
          <text:p/>
        </draw:connector>
        <draw:custom-shape draw:style-name="gr4" draw:text-style-name="P1" xml:id="id7" draw:id="id7" draw:layer="layout" svg:width="4.705cm" svg:height="1.317cm" svg:x="18.901cm" svg:y="9.001cm">
          <text:p text:style-name="P1">Shift B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2" draw:text-style-name="P1" xml:id="id6" draw:id="id6" draw:layer="layout" svg:width="4.705cm" svg:height="1.317cm" draw:transform="rotate (-1.57079632679579) translate (15.906cm 13.165cm)">
          <text:p text:style-name="P1">Shift A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line draw:style-name="gr9" draw:text-style-name="P1" draw:layer="layout" svg:x1="21.193cm" svg:y1="8.239cm" svg:x2="21.193cm" svg:y2="9.128cm">
          <text:p/>
        </draw:line>
        <draw:line draw:style-name="gr9" draw:text-style-name="P1" draw:layer="layout" svg:x1="13.827cm" svg:y1="15.605cm" svg:x2="14.589cm" svg:y2="15.605cm">
          <text:p/>
        </draw:line>
        <draw:connector draw:style-name="gr10" draw:text-style-name="P1" draw:layer="layout" draw:line-skew="1.004cm" svg:x1="3.507cm" svg:y1="16.725cm" svg:x2="15.249cm" svg:y2="17.87cm" draw:start-shape="id1" draw:start-glue-point="6" draw:end-shape="id6" draw:end-glue-point="7" svg:d="M3507 16725v2690h11742v-1545">
          <text:p/>
        </draw:connector>
        <draw:connector draw:style-name="gr10" draw:text-style-name="P1" draw:layer="layout" draw:line-skew="-1.465cm" svg:x1="6.723cm" svg:y1="6.885cm" svg:x2="21.26cm" svg:y2="3.515cm" draw:end-shape="id4" draw:end-glue-point="4" svg:d="M6723 6885v-5377h14537v2007">
          <text:p/>
        </draw:connector>
        <draw:connector draw:style-name="gr10" draw:text-style-name="P1" draw:layer="layout" draw:line-skew="0.983cm" svg:x1="21.275cm" svg:y1="1.512cm" svg:x2="23.606cm" svg:y2="9.66cm" draw:end-shape="id7" draw:end-glue-point="7" svg:d="M21275 1512h3855v8148h-1524">
          <text:p/>
        </draw:connector>
        <draw:custom-shape draw:style-name="gr12" draw:text-style-name="P1" xml:id="id8" draw:id="id8" draw:layer="layout" svg:width="4.318cm" svg:height="1.317cm" svg:x="4.429cm" svg:y="16.955cm">
          <text:p text:style-name="P1">Shift Counter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onnector draw:style-name="gr10" draw:text-style-name="P1" draw:layer="layout" svg:x1="3.507cm" svg:y1="16.725cm" svg:x2="4.429cm" svg:y2="17.614cm" draw:start-shape="id1" draw:start-glue-point="6" draw:end-shape="id8" draw:end-glue-point="5" svg:d="M3507 16725v889h922">
          <text:p/>
        </draw:connector>
        <draw:connector draw:style-name="gr13" draw:text-style-name="P1" draw:layer="layout" svg:x1="6.588cm" svg:y1="18.272cm" svg:x2="20.357cm" svg:y2="18.818cm" draw:start-shape="id8" draw:start-glue-point="6" svg:d="M6588 18272v544h13769v2">
          <text:p/>
        </draw:connector>
        <draw:connector draw:style-name="gr13" draw:text-style-name="P1" xml:id="id9" draw:id="id9" draw:layer="layout" svg:x1="16.118cm" svg:y1="18.818cm" svg:x2="15.713cm" svg:y2="18.035cm" svg:d="M16118 18818v-391h-405v-392">
          <text:p/>
        </draw:connector>
        <draw:connector draw:style-name="gr14" draw:text-style-name="P1" xml:id="id10" draw:id="id10" draw:layer="layout" draw:line-skew="-3.016cm" svg:x1="16.118cm" svg:y1="18.818cm" svg:x2="26.972cm" svg:y2="21.032cm" draw:start-shape="id9" draw:start-glue-point="2" svg:d="M16118 18818h2668v2214h8186">
          <text:p/>
        </draw:connector>
        <draw:connector draw:style-name="gr13" draw:text-style-name="P1" draw:layer="layout" svg:x1="26.972cm" svg:y1="21.032cm" svg:x2="23.84cm" svg:y2="10.205cm" draw:start-shape="id10" draw:start-glue-point="3" svg:d="M26972 21032h509v-10827h-3641">
          <text:p/>
        </draw:connector>
      </draw:page>
      <draw:page draw:name="page2" draw:style-name="dp1" draw:master-page-name="Default">
        <draw:frame draw:style-name="gr15" draw:layer="layout" svg:width="4.934cm" svg:height="0.963cm" svg:x="10.798cm" svg:y="0.926cm">
          <draw:text-box>
            <text:p>Matrix Multiplier</text:p>
          </draw:text-box>
        </draw:frame>
        <draw:custom-shape draw:style-name="gr1" draw:text-style-name="P2" draw:layer="layout" svg:width="1.112cm" svg:height="1.112cm" svg:x="11.827cm" svg:y="8.98cm">
          <text:p text:style-name="P2">MAC<text:line-break/>Core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1" draw:text-style-name="P2" draw:layer="layout" svg:width="1.112cm" svg:height="1.111cm" svg:x="13.542cm" svg:y="8.984cm">
          <text:p text:style-name="P2">MAC<text:line-break/>Core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1" draw:text-style-name="P2" draw:layer="layout" svg:width="1.112cm" svg:height="1.111cm" svg:x="15.153cm" svg:y="8.984cm">
          <text:p text:style-name="P2">MAC<text:line-break/>Core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1" draw:text-style-name="P2" draw:layer="layout" svg:width="1.112cm" svg:height="1.112cm" svg:x="11.828cm" svg:y="10.646cm">
          <text:p text:style-name="P2">MAC<text:line-break/>Core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1" draw:text-style-name="P2" draw:layer="layout" svg:width="1.112cm" svg:height="1.111cm" svg:x="11.831cm" svg:y="12.31cm">
          <text:p text:style-name="P2">MAC<text:line-break/>Core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1" draw:text-style-name="P2" draw:layer="layout" svg:width="1.112cm" svg:height="1.111cm" svg:x="13.544cm" svg:y="10.65cm">
          <text:p text:style-name="P2">MAC<text:line-break/>Core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1" draw:text-style-name="P2" draw:layer="layout" svg:width="1.112cm" svg:height="1.111cm" svg:x="15.154cm" svg:y="10.65cm">
          <text:p text:style-name="P2">MAC<text:line-break/>Core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1" draw:text-style-name="P2" draw:layer="layout" svg:width="1.112cm" svg:height="1.111cm" svg:x="13.546cm" svg:y="12.314cm">
          <text:p text:style-name="P2">MAC<text:line-break/>Core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1" draw:text-style-name="P2" draw:layer="layout" svg:width="1.111cm" svg:height="1.111cm" svg:x="15.157cm" svg:y="12.314cm">
          <text:p text:style-name="P2">MAC<text:line-break/>Core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1" draw:text-style-name="P2" draw:layer="layout" svg:width="1.112cm" svg:height="1.112cm" svg:x="16.787cm" svg:y="8.98cm">
          <text:p text:style-name="P2">MAC<text:line-break/>Core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16" draw:text-style-name="P2" draw:layer="layout" svg:width="1.111cm" svg:height="1.112cm" svg:x="18.398cm" svg:y="8.98cm">
          <text:p text:style-name="P2"/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16" draw:text-style-name="P2" draw:layer="layout" svg:width="1.112cm" svg:height="1.111cm" svg:x="20.113cm" svg:y="8.984cm">
          <text:p text:style-name="P2"/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16" draw:text-style-name="P2" draw:layer="layout" svg:width="1.112cm" svg:height="1.111cm" svg:x="21.724cm" svg:y="8.984cm">
          <text:p text:style-name="P2"/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1" draw:text-style-name="P2" draw:layer="layout" svg:width="1.112cm" svg:height="1.112cm" svg:x="16.788cm" svg:y="10.646cm">
          <text:p text:style-name="P2">MAC<text:line-break/>Core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1" draw:text-style-name="P2" draw:layer="layout" svg:width="1.112cm" svg:height="1.112cm" svg:x="18.399cm" svg:y="10.646cm">
          <text:p text:style-name="P2">MAC<text:line-break/>Core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1" draw:text-style-name="P2" draw:layer="layout" svg:width="1.111cm" svg:height="1.111cm" svg:x="16.791cm" svg:y="12.31cm">
          <text:p text:style-name="P2">MAC<text:line-break/>Core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1" draw:text-style-name="P2" draw:layer="layout" svg:width="1.111cm" svg:height="1.111cm" svg:x="18.402cm" svg:y="12.31cm">
          <text:p text:style-name="P2">MAC<text:line-break/>Core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16" draw:text-style-name="P2" draw:layer="layout" svg:width="1.111cm" svg:height="1.111cm" svg:x="20.115cm" svg:y="10.65cm">
          <text:p text:style-name="P2"/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16" draw:text-style-name="P2" draw:layer="layout" svg:width="1.112cm" svg:height="1.111cm" svg:x="21.725cm" svg:y="10.65cm">
          <text:p text:style-name="P2"/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1" draw:text-style-name="P2" draw:layer="layout" svg:width="1.112cm" svg:height="1.111cm" svg:x="20.117cm" svg:y="12.314cm">
          <text:p text:style-name="P2">MAC<text:line-break/>Core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16" draw:text-style-name="P2" draw:layer="layout" svg:width="1.112cm" svg:height="1.111cm" svg:x="21.727cm" svg:y="12.314cm">
          <text:p text:style-name="P2"/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1" draw:text-style-name="P2" draw:layer="layout" svg:width="1.112cm" svg:height="1.112cm" svg:x="11.829cm" svg:y="13.942cm">
          <text:p text:style-name="P2">MAC<text:line-break/>Core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16" draw:text-style-name="P2" draw:layer="layout" svg:width="1.112cm" svg:height="1.112cm" svg:x="11.832cm" svg:y="15.605cm">
          <text:p text:style-name="P2"/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1" draw:text-style-name="P2" draw:layer="layout" svg:width="1.112cm" svg:height="1.112cm" svg:x="13.545cm" svg:y="13.945cm">
          <text:p text:style-name="P2">MAC<text:line-break/>Core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1" draw:text-style-name="P2" draw:layer="layout" svg:width="1.112cm" svg:height="1.112cm" svg:x="15.156cm" svg:y="13.945cm">
          <text:p text:style-name="P2">MAC<text:line-break/>Core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1" draw:text-style-name="P2" draw:layer="layout" svg:width="1.112cm" svg:height="1.111cm" svg:x="13.547cm" svg:y="15.609cm">
          <text:p text:style-name="P2">MAC<text:line-break/>Core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1" draw:text-style-name="P2" draw:layer="layout" svg:width="1.112cm" svg:height="1.111cm" svg:x="15.158cm" svg:y="15.609cm">
          <text:p text:style-name="P2">MAC<text:line-break/>Core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16" draw:text-style-name="P2" draw:layer="layout" svg:width="1.112cm" svg:height="1.111cm" svg:x="11.833cm" svg:y="17.272cm">
          <text:p text:style-name="P2"/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16" draw:text-style-name="P2" draw:layer="layout" svg:width="1.112cm" svg:height="1.112cm" svg:x="11.836cm" svg:y="18.935cm">
          <text:p text:style-name="P2"/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16" draw:text-style-name="P2" draw:layer="layout" svg:width="1.112cm" svg:height="1.112cm" svg:x="13.549cm" svg:y="17.275cm">
          <text:p text:style-name="P2"/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1" draw:text-style-name="P2" draw:layer="layout" svg:width="1.112cm" svg:height="1.112cm" svg:x="15.159cm" svg:y="17.275cm">
          <text:p text:style-name="P2">MAC<text:line-break/>Core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16" draw:text-style-name="P2" draw:layer="layout" svg:width="1.112cm" svg:height="1.111cm" svg:x="13.551cm" svg:y="18.939cm">
          <text:p text:style-name="P2"/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16" draw:text-style-name="P2" draw:layer="layout" svg:width="1.112cm" svg:height="1.111cm" svg:x="15.161cm" svg:y="18.939cm">
          <text:p text:style-name="P2"/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1" draw:text-style-name="P2" draw:layer="layout" svg:width="1.112cm" svg:height="1.112cm" svg:x="16.79cm" svg:y="13.942cm">
          <text:p text:style-name="P2">MAC<text:line-break/>Core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1" draw:text-style-name="P2" draw:layer="layout" svg:width="1.112cm" svg:height="1.112cm" svg:x="18.4cm" svg:y="13.942cm">
          <text:p text:style-name="P2">MAC<text:line-break/>Core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1" draw:text-style-name="P2" draw:layer="layout" svg:width="1.112cm" svg:height="1.112cm" svg:x="16.792cm" svg:y="15.605cm">
          <text:p text:style-name="P2">MAC<text:line-break/>Core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1" draw:text-style-name="P2" draw:layer="layout" svg:width="1.112cm" svg:height="1.112cm" svg:x="18.402cm" svg:y="15.605cm">
          <text:p text:style-name="P2">MAC<text:line-break/>Core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1" draw:text-style-name="P2" draw:layer="layout" svg:width="1.113cm" svg:height="1.112cm" svg:x="20.115cm" svg:y="13.945cm">
          <text:p text:style-name="P2">MAC<text:line-break/>Core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1" draw:text-style-name="P2" draw:layer="layout" svg:width="1.112cm" svg:height="1.112cm" svg:x="21.726cm" svg:y="13.945cm">
          <text:p text:style-name="P2">MAC<text:line-break/>Core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1" draw:text-style-name="P2" draw:layer="layout" svg:width="1.112cm" svg:height="1.111cm" svg:x="20.118cm" svg:y="15.609cm">
          <text:p text:style-name="P2">MAC<text:line-break/>Core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1" draw:text-style-name="P2" draw:layer="layout" svg:width="1.112cm" svg:height="1.111cm" svg:x="21.729cm" svg:y="15.609cm">
          <text:p text:style-name="P2">MAC<text:line-break/>Core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1" draw:text-style-name="P2" draw:layer="layout" svg:width="1.112cm" svg:height="1.111cm" svg:x="16.793cm" svg:y="17.272cm">
          <text:p text:style-name="P2">MAC<text:line-break/>Core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1" draw:text-style-name="P2" draw:layer="layout" svg:width="1.112cm" svg:height="1.111cm" svg:x="18.404cm" svg:y="17.272cm">
          <text:p text:style-name="P2">MAC<text:line-break/>Core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1" draw:text-style-name="P2" draw:layer="layout" svg:width="1.112cm" svg:height="1.112cm" svg:x="16.795cm" svg:y="18.935cm">
          <text:p text:style-name="P2">MAC<text:line-break/>Core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1" draw:text-style-name="P2" draw:layer="layout" svg:width="1.111cm" svg:height="1.112cm" svg:x="18.407cm" svg:y="18.935cm">
          <text:p text:style-name="P2">MAC<text:line-break/>Core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1" draw:text-style-name="P2" draw:layer="layout" svg:width="1.112cm" svg:height="1.112cm" svg:x="20.119cm" svg:y="17.275cm">
          <text:p text:style-name="P2">MAC<text:line-break/>Core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1" draw:text-style-name="P2" draw:layer="layout" svg:width="1.112cm" svg:height="1.112cm" svg:x="21.73cm" svg:y="17.275cm">
          <text:p text:style-name="P2">MAC<text:line-break/>Core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1" draw:text-style-name="P2" draw:layer="layout" svg:width="1.112cm" svg:height="1.111cm" svg:x="20.122cm" svg:y="18.939cm">
          <text:p text:style-name="P2">MAC<text:line-break/>Core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1" draw:text-style-name="P2" draw:layer="layout" svg:width="1.112cm" svg:height="1.111cm" svg:x="21.732cm" svg:y="18.939cm">
          <text:p text:style-name="P2">MAC<text:line-break/>Core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1" draw:text-style-name="P2" draw:layer="layout" svg:width="1.524cm" svg:height="1.365cm" svg:x="25.257cm" svg:y="1.16cm">
          <text:p text:style-name="P2">MAC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16" draw:text-style-name="P2" draw:layer="layout" svg:width="1.524cm" svg:height="1.364cm" svg:x="25.257cm" svg:y="3.065cm">
          <text:p text:style-name="P2">Delay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3" draw:text-style-name="P2" draw:layer="layout" svg:width="1.112cm" svg:height="1.112cm" svg:x="11.82cm" svg:y="7.378cm">
          <text:p text:style-name="P2">b11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3" draw:text-style-name="P2" draw:layer="layout" svg:width="1.112cm" svg:height="1.111cm" svg:x="13.535cm" svg:y="7.382cm">
          <text:p text:style-name="P2">b21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3" draw:text-style-name="P2" draw:layer="layout" svg:width="1.112cm" svg:height="1.111cm" svg:x="15.146cm" svg:y="7.382cm">
          <text:p text:style-name="P2">b31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3" draw:text-style-name="P2" draw:layer="layout" svg:width="1.112cm" svg:height="1.112cm" svg:x="16.78cm" svg:y="7.378cm">
          <text:p text:style-name="P2">b41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3" draw:text-style-name="P2" draw:layer="layout" svg:width="1.111cm" svg:height="1.112cm" svg:x="18.391cm" svg:y="7.378cm">
          <text:p text:style-name="P2">0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3" draw:text-style-name="P2" draw:layer="layout" svg:width="1.112cm" svg:height="1.111cm" svg:x="20.106cm" svg:y="7.382cm">
          <text:p text:style-name="P2">0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3" draw:text-style-name="P2" draw:layer="layout" svg:width="1.112cm" svg:height="1.111cm" svg:x="21.717cm" svg:y="7.382cm">
          <text:p text:style-name="P2">0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2" draw:text-style-name="P2" draw:layer="layout" svg:width="1.112cm" svg:height="1.112cm" draw:transform="rotate (1.5707963267946) translate (10.144cm 20.01cm)">
          <text:p text:style-name="P2">0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2" draw:text-style-name="P2" draw:layer="layout" svg:width="1.112cm" svg:height="1.111cm" draw:transform="rotate (1.5707963267946) translate (10.148cm 18.295cm)">
          <text:p text:style-name="P2">0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2" draw:text-style-name="P2" draw:layer="layout" svg:width="1.112cm" svg:height="1.111cm" draw:transform="rotate (1.5707963267946) translate (10.148cm 16.684cm)">
          <text:p text:style-name="P2">0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2" draw:text-style-name="P2" draw:layer="layout" svg:width="1.112cm" svg:height="1.112cm" draw:transform="rotate (1.5707963267946) translate (10.144cm 15.05cm)">
          <text:p text:style-name="P2">a14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2" draw:text-style-name="P2" draw:layer="layout" svg:width="1.111cm" svg:height="1.112cm" draw:transform="rotate (1.5707963267946) translate (10.144cm 13.439cm)">
          <text:p text:style-name="P2">a13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2" draw:text-style-name="P2" draw:layer="layout" svg:width="1.112cm" svg:height="1.111cm" draw:transform="rotate (1.5707963267946) translate (10.148cm 11.724cm)">
          <text:p text:style-name="P2">a12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2" draw:text-style-name="P2" draw:layer="layout" svg:width="1.112cm" svg:height="1.111cm" draw:transform="rotate (1.5707963267946) translate (10.148cm 10.113cm)">
          <text:p text:style-name="P2">a11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3" draw:text-style-name="P2" draw:layer="layout" svg:width="1.112cm" svg:height="1.112cm" svg:x="11.82cm" svg:y="5.772cm">
          <text:p text:style-name="P2">0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3" draw:text-style-name="P2" draw:layer="layout" svg:width="1.112cm" svg:height="1.111cm" svg:x="13.535cm" svg:y="5.776cm">
          <text:p text:style-name="P2">b12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3" draw:text-style-name="P2" draw:layer="layout" svg:width="1.112cm" svg:height="1.111cm" svg:x="15.146cm" svg:y="5.776cm">
          <text:p text:style-name="P2">b22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3" draw:text-style-name="P2" draw:layer="layout" svg:width="1.112cm" svg:height="1.112cm" svg:x="16.78cm" svg:y="5.772cm">
          <text:p text:style-name="P2">b32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3" draw:text-style-name="P2" draw:layer="layout" svg:width="1.111cm" svg:height="1.112cm" svg:x="18.391cm" svg:y="5.772cm">
          <text:p text:style-name="P2">b42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3" draw:text-style-name="P2" draw:layer="layout" svg:width="1.112cm" svg:height="1.111cm" svg:x="20.106cm" svg:y="5.776cm">
          <text:p text:style-name="P2">0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3" draw:text-style-name="P2" draw:layer="layout" svg:width="1.112cm" svg:height="1.111cm" svg:x="21.717cm" svg:y="5.776cm">
          <text:p text:style-name="P2">0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3" draw:text-style-name="P2" draw:layer="layout" svg:width="1.112cm" svg:height="1.112cm" svg:x="11.82cm" svg:y="4.13cm">
          <text:p text:style-name="P2">0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3" draw:text-style-name="P2" draw:layer="layout" svg:width="1.112cm" svg:height="1.111cm" svg:x="13.535cm" svg:y="4.134cm">
          <text:p text:style-name="P2">0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3" draw:text-style-name="P2" draw:layer="layout" svg:width="1.112cm" svg:height="1.111cm" svg:x="15.146cm" svg:y="4.134cm">
          <text:p text:style-name="P2">b13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3" draw:text-style-name="P2" draw:layer="layout" svg:width="1.112cm" svg:height="1.112cm" svg:x="16.78cm" svg:y="4.13cm">
          <text:p text:style-name="P2">b23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3" draw:text-style-name="P2" draw:layer="layout" svg:width="1.111cm" svg:height="1.112cm" svg:x="18.391cm" svg:y="4.13cm">
          <text:p text:style-name="P2">b33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3" draw:text-style-name="P2" draw:layer="layout" svg:width="1.112cm" svg:height="1.111cm" svg:x="20.106cm" svg:y="4.134cm">
          <text:p text:style-name="P2">b43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3" draw:text-style-name="P2" draw:layer="layout" svg:width="1.112cm" svg:height="1.111cm" svg:x="21.717cm" svg:y="4.134cm">
          <text:p text:style-name="P2">0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3" draw:text-style-name="P2" draw:layer="layout" svg:width="1.112cm" svg:height="1.112cm" svg:x="11.82cm" svg:y="2.524cm">
          <text:p text:style-name="P2">0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3" draw:text-style-name="P2" draw:layer="layout" svg:width="1.112cm" svg:height="1.111cm" svg:x="13.535cm" svg:y="2.528cm">
          <text:p text:style-name="P2">0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3" draw:text-style-name="P2" draw:layer="layout" svg:width="1.112cm" svg:height="1.111cm" svg:x="15.146cm" svg:y="2.528cm">
          <text:p text:style-name="P2">0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3" draw:text-style-name="P2" draw:layer="layout" svg:width="1.112cm" svg:height="1.112cm" svg:x="16.78cm" svg:y="2.524cm">
          <text:p text:style-name="P2">b14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3" draw:text-style-name="P2" draw:layer="layout" svg:width="1.111cm" svg:height="1.112cm" svg:x="18.391cm" svg:y="2.524cm">
          <text:p text:style-name="P2">b24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3" draw:text-style-name="P2" draw:layer="layout" svg:width="1.112cm" svg:height="1.111cm" svg:x="20.106cm" svg:y="2.528cm">
          <text:p text:style-name="P2">b34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3" draw:text-style-name="P2" draw:layer="layout" svg:width="1.112cm" svg:height="1.111cm" svg:x="21.717cm" svg:y="2.528cm">
          <text:p text:style-name="P2">b44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2" draw:text-style-name="P2" draw:layer="layout" svg:width="1.112cm" svg:height="1.112cm" draw:transform="rotate (1.5707963267946) translate (8.493cm 20.01cm)">
          <text:p text:style-name="P2">0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2" draw:text-style-name="P2" draw:layer="layout" svg:width="1.112cm" svg:height="1.111cm" draw:transform="rotate (1.5707963267946) translate (8.497cm 18.295cm)">
          <text:p text:style-name="P2">0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2" draw:text-style-name="P2" draw:layer="layout" svg:width="1.112cm" svg:height="1.111cm" draw:transform="rotate (1.5707963267946) translate (8.497cm 16.684cm)">
          <text:p text:style-name="P2">a24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2" draw:text-style-name="P2" draw:layer="layout" svg:width="1.112cm" svg:height="1.112cm" draw:transform="rotate (1.5707963267946) translate (8.493cm 15.05cm)">
          <text:p text:style-name="P2">a23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2" draw:text-style-name="P2" draw:layer="layout" svg:width="1.111cm" svg:height="1.112cm" draw:transform="rotate (1.5707963267946) translate (8.493cm 13.439cm)">
          <text:p text:style-name="P2">a22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2" draw:text-style-name="P2" draw:layer="layout" svg:width="1.112cm" svg:height="1.111cm" draw:transform="rotate (1.5707963267946) translate (8.497cm 11.724cm)">
          <text:p text:style-name="P2">a21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2" draw:text-style-name="P2" draw:layer="layout" svg:width="1.112cm" svg:height="1.111cm" draw:transform="rotate (1.5707963267946) translate (8.497cm 10.113cm)">
          <text:p text:style-name="P2">0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2" draw:text-style-name="P2" draw:layer="layout" svg:width="1.112cm" svg:height="1.112cm" draw:transform="rotate (1.5707963267946) translate (6.842cm 20.01cm)">
          <text:p text:style-name="P2">0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2" draw:text-style-name="P2" draw:layer="layout" svg:width="1.112cm" svg:height="1.111cm" draw:transform="rotate (1.5707963267946) translate (6.846cm 18.295cm)">
          <text:p text:style-name="P2">a34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2" draw:text-style-name="P2" draw:layer="layout" svg:width="1.112cm" svg:height="1.111cm" draw:transform="rotate (1.5707963267946) translate (6.846cm 16.684cm)">
          <text:p text:style-name="P2">a33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2" draw:text-style-name="P2" draw:layer="layout" svg:width="1.112cm" svg:height="1.112cm" draw:transform="rotate (1.5707963267946) translate (6.842cm 15.05cm)">
          <text:p text:style-name="P2">a32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2" draw:text-style-name="P2" draw:layer="layout" svg:width="1.111cm" svg:height="1.112cm" draw:transform="rotate (1.5707963267946) translate (6.842cm 13.439cm)">
          <text:p text:style-name="P2">a31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2" draw:text-style-name="P2" draw:layer="layout" svg:width="1.112cm" svg:height="1.111cm" draw:transform="rotate (1.5707963267946) translate (6.846cm 11.724cm)">
          <text:p text:style-name="P2">0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2" draw:text-style-name="P2" draw:layer="layout" svg:width="1.112cm" svg:height="1.111cm" draw:transform="rotate (1.5707963267946) translate (6.846cm 10.113cm)">
          <text:p text:style-name="P2">0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2" draw:text-style-name="P2" draw:layer="layout" svg:width="1.112cm" svg:height="1.112cm" draw:transform="rotate (1.5707963267946) translate (5.191cm 20.01cm)">
          <text:p text:style-name="P2">a44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2" draw:text-style-name="P2" draw:layer="layout" svg:width="1.112cm" svg:height="1.111cm" draw:transform="rotate (1.5707963267946) translate (5.195cm 18.295cm)">
          <text:p text:style-name="P2">a43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2" draw:text-style-name="P2" draw:layer="layout" svg:width="1.112cm" svg:height="1.111cm" draw:transform="rotate (1.5707963267946) translate (5.195cm 16.684cm)">
          <text:p text:style-name="P2">a42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2" draw:text-style-name="P2" draw:layer="layout" svg:width="1.112cm" svg:height="1.112cm" draw:transform="rotate (1.5707963267946) translate (5.191cm 15.05cm)">
          <text:p text:style-name="P2">a41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2" draw:text-style-name="P2" draw:layer="layout" svg:width="1.111cm" svg:height="1.112cm" draw:transform="rotate (1.5707963267946) translate (5.191cm 13.439cm)">
          <text:p text:style-name="P2">0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2" draw:text-style-name="P2" draw:layer="layout" svg:width="1.112cm" svg:height="1.111cm" draw:transform="rotate (1.5707963267946) translate (5.195cm 11.724cm)">
          <text:p text:style-name="P2">0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2" draw:text-style-name="P2" draw:layer="layout" svg:width="1.112cm" svg:height="1.111cm" draw:transform="rotate (1.5707963267946) translate (5.195cm 10.113cm)">
          <text:p text:style-name="P2">0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line draw:style-name="gr9" draw:text-style-name="P1" draw:layer="layout" svg:x1="12.43cm" svg:y1="8.493cm" svg:x2="12.43cm" svg:y2="9.128cm">
          <text:p/>
        </draw:line>
        <draw:line draw:style-name="gr9" draw:text-style-name="P1" draw:layer="layout" svg:x1="11.287cm" svg:y1="9.636cm" svg:x2="11.795cm" svg:y2="9.636cm">
          <text:p/>
        </draw:line>
        <draw:line draw:style-name="gr9" draw:text-style-name="P1" draw:layer="layout" svg:x1="12.938cm" svg:y1="10.144cm" svg:x2="13.573cm" svg:y2="10.652cm">
          <text:p/>
        </draw:line>
        <draw:line draw:style-name="gr9" draw:text-style-name="P1" draw:layer="layout" svg:x1="12.938cm" svg:y1="9.509cm" svg:x2="13.7cm" svg:y2="9.509cm">
          <text:p/>
        </draw:line>
        <draw:line draw:style-name="gr9" draw:text-style-name="P1" draw:layer="layout" svg:x1="12.303cm" svg:y1="10.144cm" svg:x2="12.303cm" svg:y2="10.652cm">
          <text:p/>
        </draw:line>
        <draw:line draw:style-name="gr9" draw:text-style-name="P1" draw:layer="layout" svg:x1="14.081cm" svg:y1="8.493cm" svg:x2="14.081cm" svg:y2="9.001cm">
          <text:p/>
        </draw:line>
        <draw:line draw:style-name="gr9" draw:text-style-name="P1" draw:layer="layout" svg:x1="11.16cm" svg:y1="11.16cm" svg:x2="12.049cm" svg:y2="11.1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Kyle Goodman</meta:initial-creator>
    <meta:creation-date>2021-04-15T10:50:47.25</meta:creation-date>
    <dc:date>2021-04-15T13:30:49.78</dc:date>
    <dc:creator>Kyle Goodman</dc:creator>
    <meta:editing-duration>PT2H23M37S</meta:editing-duration>
    <meta:editing-cycles>8</meta:editing-cycles>
    <meta:generator>OpenOffice/4.1.9$Win32 OpenOffice.org_project/419m1$Build-9805</meta:generator>
    <meta:document-statistic meta:object-count="151"/>
  </office:meta>
</office:document-meta>
</file>